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57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2aacb8" style:font-name="JetBrains Mono" fo:font-size="10.5pt" fo:font-weight="normal" fo:font-style="normal" style:font-name-asian="JetBrains Mono" style:font-name-complex="JetBrains Mono" style:font-size-asian="10.5pt" style:font-size-complex="10.5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8823in" svg:y="4.1669in">
            <draw:object draw:notify-on-update-of-ranges="Sheet1.B3:Sheet1.B5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6685in" svg:y="0.2244in">
            <draw:object draw:notify-on-update-of-ranges="Sheet1.A3:Sheet1.A5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1.3992in" svg:y="0.4134in">
            <draw:object draw:notify-on-update-of-ranges="Sheet1.C3:Sheet1.C5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ei 440 Hz</text:p>
          </table:table-cell>
          <table:table-cell office:value-type="string" calcext:value-type="string">
            <text:p>Bei <text:span text:style-name="T1">1318.51 Hz</text:span></text:p>
          </table:table-cell>
          <table:table-cell office:value-type="string" calcext:value-type="string">
            <text:p>Bei <text:span text:style-name="T1">329.63 Hz</text:span>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number-columns-repeated="2"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number-columns-repeated="2"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6:29:37.776975826</meta:creation-date>
    <dc:date>2024-02-29T16:43:17.331386133</dc:date>
    <meta:editing-duration>PT2M56S</meta:editing-duration>
    <meta:editing-cycles>2</meta:editing-cycles>
    <meta:generator>LibreOffice/24.2.0.3$Linux_X86_64 LibreOffice_project/420$Build-3</meta:generator>
    <meta:document-statistic meta:table-count="1" meta:cell-count="1503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3:Sheet1.B502" svg:x="0.32cm" svg:y="0.18cm" svg:width="15.36cm" svg:height="8.64cm">
          <chart:coordinate-region svg:x="0.941cm" svg:y="0.379cm" svg:width="14.459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502" chart:class="chart:scatter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Sheet1.B3:Sheet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3:Sheet1.A502" svg:x="0.32cm" svg:y="0.18cm" svg:width="15.36cm" svg:height="8.64cm">
          <chart:coordinate-region svg:x="0.941cm" svg:y="0.379cm" svg:width="14.459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3:Sheet1.A502" chart:class="chart:scatter">
            <chart:data-point chart:repeated="5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3:Sheet1.A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C3:Sheet1.C502" svg:x="0.32cm" svg:y="0.18cm" svg:width="15.36cm" svg:height="8.64cm">
          <chart:coordinate-region svg:x="0.941cm" svg:y="0.379cm" svg:width="14.459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3:Sheet1.C502" chart:class="chart:scatter">
            <chart:data-point chart:repeated="5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3:Sheet1.C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